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ans Mono" svg:font-family="'Droid Sans Mono', monospace, monospace, 'Droid Sans Fallback'"/>
    <style:font-face style:name="Lohit Devanagari1" svg:font-family="'Lohit Devanagari'"/>
    <style:font-face style:name="Times New Roman2" svg:font-family="'Times New Roman'"/>
    <style:font-face style:name="Times New Roman1"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text-properties style:font-name="Times New Roman" fo:font-size="14pt" style:font-name-asian="Times New Roman3" style:font-size-asian="14pt" style:font-name-complex="Times New Roman3" style:font-size-complex="14pt"/>
    </style:style>
    <style:style style:name="P2" style:family="paragraph" style:parent-style-name="Standard">
      <loext:graphic-properties draw:fill-color="#ffffff"/>
      <style:paragraph-properties fo:line-height="150%" fo:text-align="justify" style:justify-single-word="false" fo:orphans="0" fo:widows="0"/>
      <style:text-properties style:font-name="Times New Roman" fo:font-size="14pt" officeooo:paragraph-rsid="00022389" style:font-name-asian="Times New Roman3" style:font-size-asian="14pt" style:font-name-complex="Times New Roman3" style:font-size-complex="14pt"/>
    </style:style>
    <style:style style:name="P3" style:family="paragraph" style:parent-style-name="Standard">
      <loext:graphic-properties draw:fill-color="#ffffff"/>
      <style:paragraph-properties fo:line-height="150%" fo:text-align="justify" style:justify-single-word="false" fo:orphans="0" fo:widows="0"/>
      <style:text-properties style:use-window-font-color="true" style:font-name="Times New Roman1" fo:font-size="14pt" fo:font-weight="normal" officeooo:rsid="0023d9d9" officeooo:paragraph-rsid="00022389" fo:background-color="transparent" style:font-size-asian="14pt" style:font-size-complex="14pt"/>
    </style:style>
    <style:style style:name="P4" style:family="paragraph" style:parent-style-name="Standard" style:list-style-name="L2">
      <loext:graphic-properties draw:fill-color="#ffffff"/>
      <style:paragraph-properties fo:line-height="150%" fo:text-align="justify" style:justify-single-word="false" fo:orphans="0" fo:widows="0"/>
      <style:text-properties style:font-name="Times New Roman1" fo:font-size="14pt" officeooo:rsid="000e3746" officeooo:paragraph-rsid="00022389" style:font-name-asian="Times New Roman3" style:font-size-asian="14pt" style:font-name-complex="Times New Roman3" style:font-size-complex="14pt"/>
    </style:style>
    <style:style style:name="P5" style:family="paragraph" style:parent-style-name="Standard">
      <loext:graphic-properties draw:fill-color="#ffffff"/>
      <style:paragraph-properties fo:line-height="150%" fo:text-align="justify" style:justify-single-word="false" fo:orphans="0" fo:widows="0"/>
      <style:text-properties style:font-name="Times New Roman1" fo:font-size="14pt" officeooo:paragraph-rsid="00022389"/>
    </style:style>
    <style:style style:name="P6"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fo:padding="0cm" fo:border="none"/>
    </style:style>
    <style:style style:name="P7" style:family="paragraph" style:parent-style-name="Standard">
      <loext:graphic-properties draw:fill-color="#ffffff"/>
      <style:paragraph-properties fo:margin-left="0cm" fo:margin-right="0cm" fo:margin-top="0cm" fo:margin-bottom="0.212cm" loext:contextual-spacing="false" fo:line-height="100%" fo:text-align="end" style:justify-single-word="false" fo:text-indent="0.741cm" style:auto-text-indent="false" fo:padding="0cm" fo:border="none"/>
    </style:style>
    <style:style style:name="P8"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fo:padding="0cm" fo:border="none"/>
      <style:text-properties style:font-name="Times New Roman" fo:font-size="14pt" style:font-name-asian="Times New Roman3" style:font-size-asian="14pt" style:font-name-complex="Times New Roman3" style:font-size-complex="14pt" fo:background-color="#ffffff"/>
    </style:style>
    <style:style style:name="P9" style:family="paragraph" style:parent-style-name="Standard">
      <loext:graphic-properties draw:fill-color="#ffffff"/>
      <style:paragraph-properties fo:margin-left="0cm" fo:margin-right="0cm" fo:margin-top="0cm" fo:margin-bottom="0.212cm" loext:contextual-spacing="false" fo:line-height="100%" fo:text-align="end" style:justify-single-word="false" fo:text-indent="0.741cm" style:auto-text-indent="false" fo:padding="0cm" fo:border="none"/>
      <style:text-properties style:font-name="Times New Roman" fo:font-size="14pt" style:font-name-asian="Times New Roman3" style:font-size-asian="14pt" style:font-name-complex="Times New Roman3" style:font-size-complex="14pt" fo:background-color="#ffffff"/>
    </style:style>
    <style:style style:name="P10" style:family="paragraph" style:parent-style-name="Standard" style:master-page-name="First_20_Page">
      <loext:graphic-properties draw:fill-color="#ffffff"/>
      <style:paragraph-properties fo:margin-left="0cm" fo:margin-right="0cm" fo:margin-top="0cm" fo:margin-bottom="0.212cm" loext:contextual-spacing="false" fo:line-height="100%" fo:text-align="center" style:justify-single-word="false" fo:text-indent="0.741cm" style:auto-text-indent="false" style:page-number="1" fo:padding="0cm" fo:border="none"/>
    </style:style>
    <style:style style:name="P11" style:family="paragraph" style:parent-style-name="Standard">
      <loext:graphic-properties draw:fill-color="#ffffff"/>
      <style:paragraph-properties fo:margin-left="8.749cm" fo:margin-right="0cm" fo:margin-top="0cm" fo:margin-bottom="0.212cm" loext:contextual-spacing="false" fo:line-height="100%" fo:text-align="start" style:justify-single-word="false" fo:text-indent="0.141cm" style:auto-text-indent="false" fo:padding="0cm" fo:border="none"/>
    </style:style>
    <style:style style:name="P12" style:family="paragraph" style:parent-style-name="Standard" style:list-style-name="WWNum1">
      <loext:graphic-properties draw:fill-color="#ffffff"/>
      <style:paragraph-properties fo:margin-left="1.27cm" fo:margin-right="0cm" fo:text-align="center" style:justify-single-word="false" fo:orphans="0" fo:widows="0" fo:text-indent="-0.635cm" style:auto-text-indent="false" fo:padding="0cm" fo:border="none"/>
    </style:style>
    <style:style style:name="P13" style:family="paragraph" style:parent-style-name="Standard" style:list-style-name="WWNum1">
      <loext:graphic-properties draw:fill-color="#ffffff"/>
      <style:paragraph-properties fo:margin-left="1.27cm" fo:margin-right="0cm" fo:text-align="center" style:justify-single-word="false" fo:orphans="0" fo:widows="0" fo:text-indent="-0.635cm" style:auto-text-indent="false" fo:padding="0cm" fo:border="none"/>
      <style:text-properties fo:font-size="16pt" style:font-size-asian="16pt" style:font-size-complex="16pt"/>
    </style:style>
    <style:style style:name="P14" style:family="paragraph" style:parent-style-name="Standard" style:list-style-name="WWNum1">
      <style:paragraph-properties fo:margin-left="1.27cm" fo:margin-right="0cm" fo:margin-top="0.423cm" fo:margin-bottom="0.423cm" loext:contextual-spacing="false" fo:line-height="100%" fo:text-align="center" style:justify-single-word="false" fo:orphans="0" fo:widows="0" fo:text-indent="-0.635cm" style:auto-text-indent="false"/>
      <style:text-properties fo:font-size="15pt" style:font-size-asian="15pt" style:font-size-complex="15pt"/>
    </style:style>
    <style:style style:name="P15" style:family="paragraph" style:parent-style-name="Standard" style:list-style-name="WWNum1">
      <style:paragraph-properties fo:margin-left="1.27cm" fo:margin-right="0cm" fo:margin-top="0.423cm" fo:margin-bottom="0.423cm" loext:contextual-spacing="false" fo:line-height="100%" fo:text-align="center" style:justify-single-word="false" fo:orphans="0" fo:widows="0" fo:text-indent="-0.635cm" style:auto-text-indent="false"/>
      <style:text-properties fo:font-size="16pt" style:font-size-asian="16pt" style:font-size-complex="16pt"/>
    </style:style>
    <style:style style:name="P16" style:family="paragraph" style:parent-style-name="Standard">
      <loext:graphic-properties draw:fill-color="#ffffff"/>
      <style:paragraph-properties fo:text-align="justify" style:justify-single-word="false" fo:orphans="0" fo:widows="0" fo:padding="0cm" fo:border="none"/>
      <style:text-properties style:font-name="Times New Roman" fo:font-size="14pt" officeooo:rsid="0005de0e" officeooo:paragraph-rsid="0005de0e" style:font-name-asian="Times New Roman3" style:font-size-asian="14pt" style:font-name-complex="Times New Roman3" style:font-size-complex="14pt"/>
    </style:style>
    <style:style style:name="P17" style:family="paragraph" style:parent-style-name="Footer">
      <style:paragraph-properties fo:text-align="center" style:justify-single-word="false"/>
    </style:style>
    <style:style style:name="P18" style:family="paragraph" style:parent-style-name="Text_20_body" style:list-style-name="WWNum1">
      <loext:graphic-properties draw:fill-color="#ffffff"/>
      <style:paragraph-properties fo:text-align="center" style:justify-single-word="false" fo:orphans="0" fo:widows="0"/>
      <style:text-properties fo:font-variant="normal" fo:text-transform="none" fo:color="#000000" style:text-line-through-style="none" style:text-line-through-type="none" style:font-name="Times New Roman" fo:font-size="16pt" fo:font-style="normal" style:text-underline-style="none" fo:font-weight="normal" officeooo:paragraph-rsid="00019c73" style:text-blinking="false" fo:background-color="transparent" style:font-name-asian="Times New Roman3" style:font-size-asian="16pt" style:font-weight-asian="normal" style:font-name-complex="Times New Roman3" style:font-size-complex="16pt" style:font-weight-complex="normal"/>
    </style:style>
    <style:style style:name="P19" style:family="paragraph" style:parent-style-name="Text_20_body">
      <loext:graphic-properties draw:fill-color="#ffffff"/>
      <style:paragraph-properties fo:line-height="150%" fo:text-align="justify" style:justify-single-word="false" fo:orphans="0" fo:widows="0"/>
      <style:text-properties fo:font-variant="normal" fo:text-transform="none" fo:color="#000000" style:text-line-through-style="none" style:text-line-through-type="none" style:font-name="Times New Roman2" fo:font-size="14pt" fo:font-style="normal" style:text-underline-style="none" fo:font-weight="bold" officeooo:rsid="0012dcf8" officeooo:paragraph-rsid="00019c73" style:text-blinking="false" fo:background-color="transparent" style:font-name-asian="Times New Roman3" style:font-size-asian="14pt" style:font-weight-asian="bold" style:font-name-complex="Times New Roman3" style:font-size-complex="14pt" style:font-weight-complex="bold"/>
    </style:style>
    <style:style style:name="P20" style:family="paragraph" style:parent-style-name="Text_20_body">
      <loext:graphic-properties draw:fill-color="#ffffff"/>
      <style:paragraph-properties fo:line-height="150%" fo:text-align="center" style:justify-single-word="false" fo:orphans="0" fo:widows="0"/>
      <style:text-properties style:font-name="Times New Roman2" fo:font-size="16pt" fo:font-weight="normal" officeooo:paragraph-rsid="00019c73" style:font-size-asian="16pt" style:font-weight-asian="normal" style:font-size-complex="16pt" style:font-weight-complex="normal"/>
    </style:style>
    <style:style style:name="P21" style:family="paragraph" style:parent-style-name="gg">
      <style:paragraph-properties fo:text-align="justify" style:justify-single-word="false"/>
      <style:text-properties officeooo:paragraph-rsid="000897c8"/>
    </style:style>
    <style:style style:name="P22" style:family="paragraph" style:parent-style-name="gg">
      <style:text-properties officeooo:paragraph-rsid="00022389"/>
    </style:style>
    <style:style style:name="P23" style:family="paragraph" style:parent-style-name="gg">
      <style:text-properties officeooo:paragraph-rsid="00032e98"/>
    </style:style>
    <style:style style:name="P24" style:family="paragraph" style:parent-style-name="gg">
      <style:text-properties fo:font-size="16pt" style:font-size-asian="16pt" style:font-size-complex="16pt"/>
    </style:style>
    <style:style style:name="P25" style:family="paragraph" style:parent-style-name="gg">
      <style:text-properties officeooo:rsid="0005de0e" officeooo:paragraph-rsid="0005de0e"/>
    </style:style>
    <style:style style:name="P26" style:family="paragraph" style:parent-style-name="gg">
      <style:text-properties officeooo:paragraph-rsid="0005de0e"/>
    </style:style>
    <style:style style:name="P27" style:family="paragraph" style:parent-style-name="gg">
      <style:paragraph-properties fo:line-height="150%"/>
    </style:style>
    <style:style style:name="T1" style:family="text">
      <style:text-properties style:font-name="Times New Roman" fo:font-size="14pt" fo:font-weight="bold" style:font-name-asian="Times New Roman3" style:font-size-asian="14pt" style:font-weight-asian="bold" style:font-name-complex="Times New Roman3" style:font-size-complex="14pt" fo:background-color="#ffffff"/>
    </style:style>
    <style:style style:name="T2" style:family="text">
      <style:text-properties style:font-name="Times New Roman" fo:font-size="14pt" style:font-name-asian="Times New Roman3" style:font-size-asian="14pt" style:font-name-complex="Times New Roman3" style:font-size-complex="14pt"/>
    </style:style>
    <style:style style:name="T3" style:family="text">
      <style:text-properties style:font-name="Times New Roman" fo:font-size="14pt" style:font-name-asian="Times New Roman3" style:font-size-asian="14pt" style:font-name-complex="Times New Roman3" style:font-size-complex="14pt" fo:background-color="#ffffff"/>
    </style:style>
    <style:style style:name="T4" style:family="text">
      <style:text-properties style:font-name="Times New Roman" fo:font-size="14pt" officeooo:rsid="0005de0e" style:font-name-asian="Times New Roman3" style:font-size-asian="14pt" style:font-name-complex="Times New Roman3" style:font-size-complex="14pt"/>
    </style:style>
    <style:style style:name="T5" style:family="text">
      <style:text-properties style:font-name="Times New Roman" fo:font-size="20pt" fo:font-weight="bold" style:font-name-asian="Times New Roman3" style:font-size-asian="20pt" style:font-weight-asian="bold" style:font-name-complex="Times New Roman3" style:font-size-complex="20pt" fo:background-color="#ffffff"/>
    </style:style>
    <style:style style:name="T6" style:family="text">
      <style:text-properties style:font-name="Times New Roman" fo:font-size="20pt" style:font-name-asian="Times New Roman3" style:font-size-asian="20pt" style:font-name-complex="Times New Roman3" style:font-size-complex="20pt" fo:background-color="#ffffff"/>
    </style:style>
    <style:style style:name="T7" style:family="text">
      <style:text-properties style:font-name="Times New Roman" fo:font-size="16pt" style:font-name-asian="Times New Roman3" style:font-size-asian="16pt" style:font-name-complex="Times New Roman3" style:font-size-complex="16pt"/>
    </style:style>
    <style:style style:name="T8" style:family="text">
      <style:text-properties style:font-name="Times New Roman" style:font-name-asian="Times New Roman3" style:font-name-complex="Times New Roman3"/>
    </style:style>
    <style:style style:name="T9" style:family="text">
      <style:text-properties officeooo:rsid="000e3746" style:font-name-asian="Times New Roman3" style:font-size-asian="14pt" style:font-name-complex="Times New Roman3" style:font-size-complex="14pt"/>
    </style:style>
    <style:style style:name="T10" style:family="text">
      <style:text-properties officeooo:rsid="00022389" style:font-name-asian="Times New Roman3" style:font-size-asian="14pt" style:font-name-complex="Times New Roman3" style:font-size-complex="14pt"/>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4pt" fo:font-style="normal" style:text-underline-style="none" fo:font-weight="normal" officeooo:rsid="0012dcf8" style:text-blinking="false" fo:background-color="transparent" loext:char-shading-value="0" style:font-name-asian="Times New Roman3" style:font-size-asian="14pt" style:font-name-complex="Times New Roman3" style:font-size-complex="14pt"/>
    </style:style>
    <style:style style:name="T13" style:family="text">
      <style:text-properties fo:font-variant="normal" fo:text-transform="none" fo:color="#000000" style:text-line-through-style="none" style:text-line-through-type="none" style:font-name="Times New Roman" fo:font-size="14pt" fo:font-style="normal" style:text-underline-style="none" fo:font-weight="normal" officeooo:rsid="000a66ad" style:text-blinking="false" fo:background-color="transparent" loext:char-shading-value="0" style:font-name-asian="Times New Roman3" style:font-size-asian="14pt" style:font-name-complex="Times New Roman3" style:font-size-complex="14pt"/>
    </style:style>
    <style:style style:name="T14" style:family="text">
      <style:text-properties style:font-name="Times New Roman1" officeooo:rsid="0008bf1e"/>
    </style:style>
    <style:style style:name="T15" style:family="text">
      <style:text-properties style:use-window-font-color="true" fo:font-weight="normal" fo:background-color="transparent" loext:char-shading-value="0" style:font-size-asian="14pt" style:font-size-complex="14pt"/>
    </style:style>
    <style:style style:name="T16" style:family="text">
      <style:text-properties style:use-window-font-color="true" fo:font-weight="normal" officeooo:rsid="00142680" fo:background-color="transparent" loext:char-shading-value="0" style:font-size-asian="14pt" style:font-size-complex="14pt"/>
    </style:style>
    <style:style style:name="T17" style:family="text">
      <style:text-properties style:use-window-font-color="true" fo:font-weight="normal" officeooo:rsid="001670c1" fo:background-color="transparent" loext:char-shading-value="0" style:font-size-asian="14pt" style:font-size-complex="14pt"/>
    </style:style>
    <style:style style:name="T18" style:family="text">
      <style:text-properties style:use-window-font-color="true" fo:font-weight="normal" officeooo:rsid="001d6860" fo:background-color="transparent" loext:char-shading-value="0" style:font-size-asian="14pt" style:font-size-complex="14pt"/>
    </style:style>
    <style:style style:name="T19" style:family="text">
      <style:text-properties style:use-window-font-color="true" fo:font-weight="normal" officeooo:rsid="0023d9d9" fo:background-color="transparent" loext:char-shading-value="0" style:font-size-asian="14pt" style:font-size-complex="14pt"/>
    </style:style>
    <style:style style:name="T20" style:family="text">
      <style:text-properties style:use-window-font-color="true" fo:font-weight="normal" officeooo:rsid="00022389" fo:background-color="transparent" loext:char-shading-value="0" style:font-size-asian="14pt" style:font-size-complex="14pt"/>
    </style:style>
    <style:style style:name="T21" style:family="text">
      <style:text-properties style:use-window-font-color="true" style:text-underline-style="none"/>
    </style:style>
    <style:style style:name="T22" style:family="text">
      <style:text-properties officeooo:rsid="00022389"/>
    </style:style>
    <style:style style:name="T23" style:family="text">
      <style:text-properties officeooo:rsid="00032e98"/>
    </style:style>
    <style:style style:name="T24" style:family="text">
      <style:text-properties officeooo:rsid="0005de0e"/>
    </style:style>
    <style:style style:name="T25" style:family="text">
      <style:text-properties officeooo:rsid="0006a776"/>
    </style:style>
    <style:style style:name="T26" style:family="text">
      <style:text-properties officeooo:rsid="000897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Московский авиационный институт</text:span></text:p>
      <text:p text:style-name="P6"><text:span text:style-name="T1">(Национальный исследовательский университет)</text:span></text:p>
      <text:p text:style-name="P1"/>
      <text:p text:style-name="Standard"><text:span text:style-name="T2">Факультет: «Информационные технологии и прикладная математика» </text:span></text:p>
      <text:p text:style-name="Standard"><text:span text:style-name="T2">Кафедра: 806 «Вычислительная математика и <text:s/>программирование» </text:span></text:p>
      <text:p text:style-name="Standard"><text:span text:style-name="T2">Дисциплина: «Объектно-ориентированное программирование» <text:s text:c="2"/></text:span></text:p>
      <text:p text:style-name="P6"><text:span text:style-name="T3"><text:s/></text:span></text:p>
      <text:p text:style-name="P6"><text:span text:style-name="T3"><text:s/></text:span></text:p>
      <text:p text:style-name="P6"><text:span text:style-name="T3"><text:s/></text:span></text:p>
      <text:p text:style-name="P6"><text:span text:style-name="T3"><text:s/></text:span></text:p>
      <text:p text:style-name="P6"><text:span text:style-name="T5">Лабораторная работа № 2</text:span></text:p>
      <text:p text:style-name="P6"><text:span text:style-name="T6">Тема: Перегрузка операторов в С++</text:span></text:p>
      <text:p text:style-name="P8"/>
      <text:p text:style-name="P6"><text:span text:style-name="T7"><text:s/></text:span></text:p>
      <text:p text:style-name="P6"><text:span text:style-name="T7"><text:s/></text:span></text:p>
      <text:p text:style-name="P6"><text:span text:style-name="T3"><text:s/></text:span></text:p>
      <text:p text:style-name="P11"><text:span text:style-name="T3">Студент: Токарев Никита</text:span></text:p>
      <text:p text:style-name="P11"><text:span text:style-name="T3">Группа: 80-207</text:span></text:p>
      <text:p text:style-name="P11"><text:span text:style-name="T3">Преподаватель: Чернышов Л.Н.</text:span></text:p>
      <text:p text:style-name="P11"><text:span text:style-name="T3">Дата:</text:span></text:p>
      <text:p text:style-name="P11"><text:span text:style-name="T3">Оценка:</text:span></text:p>
      <text:p text:style-name="P9"/>
      <text:p text:style-name="P9"/>
      <text:p text:style-name="P9"/>
      <text:p text:style-name="P7"><text:span text:style-name="T3"><text:s/></text:span></text:p>
      <text:p text:style-name="P9"/>
      <text:p text:style-name="P9"/>
      <text:p text:style-name="P9"/>
      <text:p text:style-name="P9"/>
      <text:p text:style-name="P6"><text:span text:style-name="T3">Москва, 2019</text:span></text:p>
      <text:p text:style-name="P8"/>
      <text:p text:style-name="P8"/>
      <text:p text:style-name="P8"/>
      <text:p text:style-name="P8"/>
      <text:list xml:id="list1096756549" text:style-name="WWNum1">
        <text:list-item>
          <text:p text:style-name="P13"><text:soft-page-break/><text:span text:style-name="T8">Постановка задачи</text:span></text:p>
          <text:p text:style-name="P13"><text:span text:style-name="T2"/></text:p>
        </text:list-item>
      </text:list>
      <text:p text:style-name="gg"><text:tab/>Реализовать класс FazzyNumber для работы с нечеткими числами, которые представляются тройками чисел (x – e, x, x + e). Для чисел A = (A – a, A, A + a) и B = (B – b, B, B + b) арифметические операции выполняются по следующим формулам:</text:p>
      <text:p text:style-name="gg">сложение A + B = (A + B – a – b , A + B, A + B + a + b);</text:p>
      <text:p text:style-name="gg">вычитание A – B = (A – B – a – b, A – B, A – B + a+ b);</text:p>
      <text:p text:style-name="gg">умножение A * B = (A * B – B * a – A * b + a * b , A * B, A * B + B * a + A * b + a * b);</text:p>
      <text:p text:style-name="gg">обратное число A = (1 / (A + a), 1 / A, 1 / (A – a)), A&gt;0;</text:p>
      <text:p text:style-name="gg">деление A / B = ((A – a) / (B + b), A / B, (A + a) / (B – b)), B&gt;0;</text:p>
      <text:p text:style-name="gg">Считать,что число представлено парой (x,e).Реализовать операции сравнения по х. Операции сложения, вычитания, умножения, деления, сравнения (на равенство, больше и меньше) должны быть выполнены в виде перегрузки операторов. Необходимо реализовать пользовательский литерал для работы с константами типа FazzyNumber.</text:p>
      <text:p text:style-name="gg"/>
      <text:list xml:id="list194849834210143" text:continue-numbering="true" text:style-name="WWNum1">
        <text:list-item>
          <text:p text:style-name="P13"><text:span text:style-name="T8">Описание программы </text:span></text:p>
          <text:p text:style-name="P13"><text:span text:style-name="T2"/></text:p>
        </text:list-item>
      </text:list>
      <text:p text:style-name="P2"><text:span text:style-name="T14">В данной работе я реализовал класс для работы с нечеткими числами. Программа работает таким образом:</text:span></text:p>
      <text:list xml:id="list2165829655" text:style-name="L2">
        <text:list-item>
          <text:p text:style-name="P4">В первую очередь вводятся числа x и e для A и B соответсвенно.</text:p>
        </text:list-item>
        <text:list-item>
          <text:p text:style-name="P4">Запускается функция help() и свич меню.</text:p>
        </text:list-item>
      </text:list>
      <text:p text:style-name="P5"><text:span text:style-name="T9"><text:tab/>Что касается самого класса,то в нем реализованы функции</text:span><text:span text:style-name="T10"> </text:span><text:span text:style-name="T9">,необходимые по заданию </text:span><text:span text:style-name="T10">в виде перегрузки операторов</text:span><text:span text:style-name="T9"> и также присутсвует конструктор. Пример вызова функции: </text:span><text:span text:style-name="T15">A </text:span><text:span text:style-name="T20">+ B</text:span><text:span text:style-name="T15">.</text:span><text:span text:style-name="T16">Также в моем классе использованы модификаторы доступа public и private. Более того в Private описаны используемые переменные,а в public функции для работы с классом и функции,возвращающие значения переменных, </text:span><text:span text:style-name="T17">которые объявлены </text:span><text:span text:style-name="T16">в модификаторе доступа private. </text:span><text:span text:style-name="T18">В функции int main() </text:span><text:soft-page-break/><text:span text:style-name="T18">инициализируются переменные,которые являются числами нечеткого числа,затем запускается свич-меню,где операция выполняется в зависимости от того,что будет введено в консоль.</text:span><text:span text:style-name="T19">Также хотелось бы отметить,что мое нечеткое число представлено тройкой чисел:(x-e,x,x+e). Из-за данного условия в модификаторе доступа private,помимо x и e,присутсвует переменные l,c,r.</text:span></text:p>
      <text:p text:style-name="P3">Пример:</text:p>
      <text:p text:style-name="gg">A+B;//вызов функция сложения </text:p>
      <text:p text:style-name="gg">cout &lt;&lt;"(" &lt;&lt; A.getleft() &lt;&lt; "," &lt;&lt; A.getcentre() &lt;&lt; "," &lt;&lt; A.getright() &lt;&lt; ")" &lt;&lt; endl;</text:p>
      <text:p text:style-name="P22"><text:span text:style-name="T22">Также реализован пользовательский литерал.В данном случае он работает таким образом: на вход подается строка,где записаны два значения с плавающей точкой.Затем , благодаря пользовательскому литералу, данные со строки инициализируются и в результате возращается переменная типа класса Fazzynumber.</text:span></text:p>
      <text:p text:style-name="P23"><text:span text:style-name="T23">Пример:</text:span> fazzynumber A = "2.15 3.5"_f;</text:p>
      <text:p text:style-name="P23"><text:span text:style-name="T23">В результате A-&gt;x = 2.15, A-&gt;e = 3.5</text:span></text:p>
      <text:p text:style-name="P23"/>
      <text:list xml:id="list194848700282093" text:continue-list="list194849834210143" text:style-name="WWNum1">
        <text:list-item>
          <text:p text:style-name="P14"><text:span text:style-name="T8">Набор testcases</text:span></text:p>
          <text:p text:style-name="P14"><text:span text:style-name="T2"/></text:p>
        </text:list-item>
      </text:list>
      <text:p text:style-name="gg"><text:span text:style-name="T4">1) при </text:span>fazzynumber A = "2.15 3.5"_f; fazzynumber B = "-3.15 4.5"_f;</text:p>
      <text:p text:style-name="P25">a p d r s m c h e</text:p>
      <text:p text:style-name="P26"><text:span text:style-name="T24">2) при </text:span>fazzynumber A = "2.12 3.5"_f; fazzynumber B = "1.0 2.5"_f;</text:p>
      <text:p text:style-name="P25">a p d r s m c h e</text:p>
      <text:p text:style-name="P25"/>
      <text:list xml:id="list194849663899861" text:continue-numbering="true" text:style-name="WWNum1">
        <text:list-item>
          <text:p text:style-name="P15"><text:span text:style-name="T8">Результаты выполнения тестов.</text:span></text:p>
          <text:p text:style-name="P15"><text:span text:style-name="T2"/></text:p>
        </text:list-item>
      </text:list>
      <text:p text:style-name="P16">1) nikita@nikita-HP:~/oop/lr2_oop_v4$ ./fazzy</text:p>
      <text:p text:style-name="P16">A+B: press a</text:p>
      <text:p text:style-name="P16">Print: press p</text:p>
      <text:p text:style-name="P16"><text:soft-page-break/>A/B: press d</text:p>
      <text:p text:style-name="P16">A in -1: press r</text:p>
      <text:p text:style-name="P16">A-B: press s</text:p>
      <text:p text:style-name="P16">A*B: press m</text:p>
      <text:p text:style-name="P16">A&gt;?B: press c</text:p>
      <text:p text:style-name="P16">Help: press h</text:p>
      <text:p text:style-name="P16">Exit: press e</text:p>
      <text:p text:style-name="P16">a</text:p>
      <text:p text:style-name="P16">(-9,-1,7)</text:p>
      <text:p text:style-name="P16">p</text:p>
      <text:p text:style-name="P16">A = (-1.35,2.15,5.65)</text:p>
      <text:p text:style-name="P16">B = (-7.65,-3.15,1.35)</text:p>
      <text:p text:style-name="P16">d</text:p>
      <text:p text:style-name="P16">B(x) &lt;= 0</text:p>
      <text:p text:style-name="P16">r</text:p>
      <text:p text:style-name="P16">(0.176991,0.465116,-0.740741)</text:p>
      <text:p text:style-name="P16">s</text:p>
      <text:p text:style-name="P16">(-2.7,5.3,13.3)</text:p>
      <text:p text:style-name="P16">m</text:p>
      <text:p text:style-name="P16">(10.3275,-6.7725,7.6275)</text:p>
      <text:p text:style-name="P16">c</text:p>
      <text:p text:style-name="P16">A(x) &gt; B(x)</text:p>
      <text:p text:style-name="P16">h</text:p>
      <text:p text:style-name="P16">A+B: press a</text:p>
      <text:p text:style-name="P16">Print: press p</text:p>
      <text:p text:style-name="P16">A/B: press d</text:p>
      <text:p text:style-name="P16">A in -1: press r</text:p>
      <text:p text:style-name="P16">A-B: press s</text:p>
      <text:p text:style-name="P16">A*B: press m</text:p>
      <text:p text:style-name="P16">A&gt;?B: press c</text:p>
      <text:p text:style-name="P16">Help: press h</text:p>
      <text:p text:style-name="P16">Exit: press e</text:p>
      <text:p text:style-name="P16">e</text:p>
      <text:p text:style-name="P16">2)nikita@nikita-HP:~/oop/lr2_oop_v4$ ./fazzy</text:p>
      <text:p text:style-name="P16">A+B: press a</text:p>
      <text:p text:style-name="P16">Print: press p</text:p>
      <text:p text:style-name="P16"><text:soft-page-break/>A/B: press d</text:p>
      <text:p text:style-name="P16">A in -1: press r</text:p>
      <text:p text:style-name="P16">A-B: press s</text:p>
      <text:p text:style-name="P16">A*B: press m</text:p>
      <text:p text:style-name="P16">A&gt;?B: press c</text:p>
      <text:p text:style-name="P16">Help: press h</text:p>
      <text:p text:style-name="P16">Exit: press e</text:p>
      <text:p text:style-name="P16">a</text:p>
      <text:p text:style-name="P16">(-2.88,3.12,9.12)</text:p>
      <text:p text:style-name="P16">p</text:p>
      <text:p text:style-name="P16">A = (-1.38,2.12,5.62)</text:p>
      <text:p text:style-name="P16">B = (-1.5,1,3.5)</text:p>
      <text:p text:style-name="P16">d</text:p>
      <text:p text:style-name="P16">(-0.394286,2.12,-3.74667)</text:p>
      <text:p text:style-name="P16">r</text:p>
      <text:p text:style-name="P16">(0.177936,0.471698,-0.724638)</text:p>
      <text:p text:style-name="P16">s</text:p>
      <text:p text:style-name="P16">(-4.88,1.12,7.12)</text:p>
      <text:p text:style-name="P16">m</text:p>
      <text:p text:style-name="P16">(2.07,2.12,19.67)</text:p>
      <text:p text:style-name="P16">c</text:p>
      <text:p text:style-name="P16">A(x) &gt; B(x)</text:p>
      <text:p text:style-name="P16">h</text:p>
      <text:p text:style-name="P16">A+B: press a</text:p>
      <text:p text:style-name="P16">Print: press p</text:p>
      <text:p text:style-name="P16">A/B: press d</text:p>
      <text:p text:style-name="P16">A in -1: press r</text:p>
      <text:p text:style-name="P16">A-B: press s</text:p>
      <text:p text:style-name="P16">A*B: press m</text:p>
      <text:p text:style-name="P16">A&gt;?B: press c</text:p>
      <text:p text:style-name="P16">Help: press h</text:p>
      <text:p text:style-name="P16">Exit: press e</text:p>
      <text:p text:style-name="P16">e</text:p>
      <text:p text:style-name="P16"/>
      <text:p text:style-name="P16"/>
      <text:p text:style-name="P16"/>
      <text:p text:style-name="P16"><text:soft-page-break/></text:p>
      <text:p text:style-name="P16"/>
      <text:list xml:id="list194848977061923" text:continue-numbering="true" text:style-name="WWNum1">
        <text:list-item>
          <text:p text:style-name="P12"><text:span text:style-name="T7">Листинг программы</text:span></text:p>
        </text:list-item>
      </text:list>
      <text:p text:style-name="gg">#include &lt;iostream&gt;</text:p>
      <text:p text:style-name="gg">#include &lt;cstdlib&gt;</text:p>
      <text:p text:style-name="gg">using namespace std;</text:p>
      <text:p text:style-name="gg">void help() {//функция,описывающая возможные вызовы в свич-меню</text:p>
      <text:p text:style-name="gg">printf("A+B: press a\n");</text:p>
      <text:p text:style-name="gg">printf("Print: press p\n");</text:p>
      <text:p text:style-name="gg">printf("A/B: press d\n");</text:p>
      <text:p text:style-name="gg">printf("A in -1: press r\n");</text:p>
      <text:p text:style-name="gg">printf("A-B: press s\n");</text:p>
      <text:p text:style-name="gg">printf("A*B: press m\n");</text:p>
      <text:p text:style-name="gg">printf("A&gt;?B: press c\n");</text:p>
      <text:p text:style-name="gg">printf("Help: press h\n");</text:p>
      <text:p text:style-name="gg">printf("Exit: press e\n");</text:p>
      <text:p text:style-name="gg">}</text:p>
      <text:p text:style-name="gg"><text:line-break/></text:p>
      <text:p text:style-name="gg">class fazzynumber {</text:p>
      <text:p text:style-name="gg">private:</text:p>
      <text:p text:style-name="gg">long double a,e,l,c,r;</text:p>
      <text:p text:style-name="gg">public:</text:p>
      <text:p text:style-name="gg">fazzynumber(long double x, long double y) {//конструктор класса</text:p>
      <text:p text:style-name="gg">a = x;</text:p>
      <text:p text:style-name="gg">e = y;</text:p>
      <text:p text:style-name="gg">}</text:p>
      <text:p text:style-name="gg">fazzynumber &amp; operator + (const fazzynumber &amp; b) {//функция сложения двух нечетких чисел</text:p>
      <text:p text:style-name="gg">long double a1,e1;</text:p>
      <text:p text:style-name="gg">a1 = (this-&gt;a) + b.a;</text:p>
      <text:p text:style-name="gg">e1 = (this-&gt;e) + b.e;</text:p>
      <text:p text:style-name="gg">l = a1 - e1;</text:p>
      <text:p text:style-name="gg">c = a1;</text:p>
      <text:p text:style-name="gg">r = a1 + e1; </text:p>
      <text:p text:style-name="gg">return *this;</text:p>
      <text:p text:style-name="gg"><text:soft-page-break/>}</text:p>
      <text:p text:style-name="gg">fazzynumber &amp; operator -(const fazzynumber &amp; b) {//функция вычитания</text:p>
      <text:p text:style-name="gg">long double a1,e1;</text:p>
      <text:p text:style-name="gg">a1 = this-&gt;a - b.a;</text:p>
      <text:p text:style-name="gg">e1 = this-&gt;e + b.e;</text:p>
      <text:p text:style-name="gg">l = a1 - e1;</text:p>
      <text:p text:style-name="gg">c = a1;</text:p>
      <text:p text:style-name="gg">r = a1 + e1;</text:p>
      <text:p text:style-name="gg">return *this; </text:p>
      <text:p text:style-name="gg">}</text:p>
      <text:p text:style-name="gg">fazzynumber &amp; operator *(const fazzynumber &amp; b) {//функция умножения</text:p>
      <text:p text:style-name="gg">long double a1,e1,a1e2,a2e1;</text:p>
      <text:p text:style-name="gg">a1 = this-&gt;a * b.a;</text:p>
      <text:p text:style-name="gg">e1 = this-&gt;e * b.e;</text:p>
      <text:p text:style-name="gg">a1e2 = this-&gt;a * b.e;</text:p>
      <text:p text:style-name="gg">a2e1 = b.a * this-&gt;e;</text:p>
      <text:p text:style-name="gg">l = a1 - a1e2 - a2e1 + e1;</text:p>
      <text:p text:style-name="gg">c = a1;</text:p>
      <text:p text:style-name="gg">r = a1 + a1e2 + a2e1 + e1 ;</text:p>
      <text:p text:style-name="gg">return *this;</text:p>
      <text:p text:style-name="gg">}</text:p>
      <text:p text:style-name="gg">void oop(){//функция получения обратного числа</text:p>
      <text:p text:style-name="gg">l = 1/(this-&gt;a + this-&gt;e);</text:p>
      <text:p text:style-name="gg">c = 1/this-&gt;a;</text:p>
      <text:p text:style-name="gg">r = 1/(this-&gt;a - this-&gt;e); </text:p>
      <text:p text:style-name="gg">}</text:p>
      <text:p text:style-name="gg">fazzynumber &amp; operator /(const fazzynumber &amp; b) {//функция деления</text:p>
      <text:p text:style-name="gg">l = (this-&gt;a - this-&gt;e)/(b.a + b.e);</text:p>
      <text:p text:style-name="gg">c = this-&gt;a/b.a;</text:p>
      <text:p text:style-name="gg">r = (this-&gt;a + this-&gt;e)/(b.a - b.e);</text:p>
      <text:p text:style-name="gg">return *this;</text:p>
      <text:p text:style-name="gg">}</text:p>
      <text:p text:style-name="gg">void print() {//функция печати нечеткого числа</text:p>
      <text:p text:style-name="gg">cout &lt;&lt;"(" &lt;&lt; a - e &lt;&lt; "," &lt;&lt; a &lt;&lt; "," &lt;&lt; a + e &lt;&lt; ")" &lt;&lt; endl;</text:p>
      <text:p text:style-name="gg">}</text:p>
      <text:p text:style-name="gg">fazzynumber &amp; operator &gt;(const fazzynumber &amp; b){//функция сравнения <text:soft-page-break/>двух чисел по x</text:p>
      <text:p text:style-name="gg">if(this-&gt;a &gt; b.a) {</text:p>
      <text:p text:style-name="gg">cout &lt;&lt; "A(x) &gt; B(x)" &lt;&lt; endl;</text:p>
      <text:p text:style-name="gg">} else if (this-&gt;a &lt; b.a) {</text:p>
      <text:p text:style-name="gg">cout &lt;&lt; "A(x) &lt; B(x)"&lt;&lt; endl;</text:p>
      <text:p text:style-name="gg">} else {</text:p>
      <text:p text:style-name="gg">cout &lt;&lt; "A(x) = B(x)" &lt;&lt; endl;</text:p>
      <text:p text:style-name="gg">}</text:p>
      <text:p text:style-name="gg">return *this;</text:p>
      <text:p text:style-name="gg">}</text:p>
      <text:p text:style-name="gg">long double getleft() {</text:p>
      <text:p text:style-name="gg">return l;</text:p>
      <text:p text:style-name="gg">}</text:p>
      <text:p text:style-name="gg">long double getright() {</text:p>
      <text:p text:style-name="gg">return r;</text:p>
      <text:p text:style-name="gg">}</text:p>
      <text:p text:style-name="gg">long double getcentre() {</text:p>
      <text:p text:style-name="gg">return c;</text:p>
      <text:p text:style-name="gg">}</text:p>
      <text:p text:style-name="gg">long double getx() {</text:p>
      <text:p text:style-name="gg">return a;</text:p>
      <text:p text:style-name="gg">}</text:p>
      <text:p text:style-name="gg">};</text:p>
      <text:p text:style-name="gg">fazzynumber operator ""_f(const char* str,size_t size);</text:p>
      <text:p text:style-name="gg">fazzynumber operator ""_f(const char* str,size_t size) {</text:p>
      <text:p text:style-name="gg">size_t i = 0;</text:p>
      <text:p text:style-name="gg">long double r1,r2;</text:p>
      <text:p text:style-name="gg">string a,b;</text:p>
      <text:p text:style-name="gg">while(str[i] != ' ') {</text:p>
      <text:p text:style-name="gg">a = a + str[i];</text:p>
      <text:p text:style-name="gg">i++;</text:p>
      <text:p text:style-name="gg">}</text:p>
      <text:p text:style-name="gg">r1 = stold(a,0);</text:p>
      <text:p text:style-name="gg">i++;</text:p>
      <text:p text:style-name="gg">while(str[i] != '\0') {</text:p>
      <text:p text:style-name="gg">b = b + str[i];</text:p>
      <text:p text:style-name="gg"><text:soft-page-break/>i++;</text:p>
      <text:p text:style-name="gg">}</text:p>
      <text:p text:style-name="gg">r2 = stold(b,0);</text:p>
      <text:p text:style-name="gg">return fazzynumber(r1,r2);</text:p>
      <text:p text:style-name="gg">}</text:p>
      <text:p text:style-name="gg"/>
      <text:p text:style-name="gg">int main() {</text:p>
      <text:p text:style-name="gg">char c;</text:p>
      <text:p text:style-name="gg">fazzynumber A = "2.15 3.5"_f;</text:p>
      <text:p text:style-name="gg">fazzynumber B = "-3.15 4.5"_f;</text:p>
      <text:p text:style-name="gg">help();</text:p>
      <text:p text:style-name="gg">while (true) {</text:p>
      <text:p text:style-name="gg">cin &gt;&gt; c;</text:p>
      <text:p text:style-name="gg">switch (c) {//Свич меню.</text:p>
      <text:p text:style-name="gg">case 'a':</text:p>
      <text:p text:style-name="gg">A+B;//вызов функция сложения </text:p>
      <text:p text:style-name="gg">cout &lt;&lt;"(" &lt;&lt; A.getleft() &lt;&lt; "," &lt;&lt; A.getcentre() &lt;&lt; "," &lt;&lt; A.getright() &lt;&lt; ")" &lt;&lt; endl;</text:p>
      <text:p text:style-name="gg">break;</text:p>
      <text:p text:style-name="gg">case 'r':</text:p>
      <text:p text:style-name="gg">if (A.getx() &gt; 0) {</text:p>
      <text:p text:style-name="gg">A.oop();//вызов функции взятия обратного числа</text:p>
      <text:p text:style-name="gg">cout &lt;&lt;"(" &lt;&lt; A.getleft() &lt;&lt; "," &lt;&lt; A.getcentre() &lt;&lt; "," &lt;&lt; A.getright() &lt;&lt; ")" &lt;&lt; endl;</text:p>
      <text:p text:style-name="gg">} else {</text:p>
      <text:p text:style-name="gg">cout &lt;&lt; "A(x) &lt;= 0"&lt;&lt; endl;</text:p>
      <text:p text:style-name="gg">}</text:p>
      <text:p text:style-name="gg">break;</text:p>
      <text:p text:style-name="gg">case 'p':</text:p>
      <text:p text:style-name="gg">cout &lt;&lt; "A = ";</text:p>
      <text:p text:style-name="gg">A.print();</text:p>
      <text:p text:style-name="gg">cout &lt;&lt; "B = ";</text:p>
      <text:p text:style-name="gg">B.print();</text:p>
      <text:p text:style-name="gg">break;</text:p>
      <text:p text:style-name="gg">case 'd':</text:p>
      <text:p text:style-name="gg">if(B.getx() &gt; 0) {</text:p>
      <text:p text:style-name="gg"><text:soft-page-break/>A/B;</text:p>
      <text:p text:style-name="gg">cout &lt;&lt;"(" &lt;&lt; A.getleft() &lt;&lt; "," &lt;&lt; A.getcentre() &lt;&lt; "," &lt;&lt; A.getright() &lt;&lt; ")" &lt;&lt; endl; </text:p>
      <text:p text:style-name="gg">} else {</text:p>
      <text:p text:style-name="gg">cout &lt;&lt; "B(x) &lt;= 0"&lt;&lt; endl;</text:p>
      <text:p text:style-name="gg">}</text:p>
      <text:p text:style-name="gg">break;</text:p>
      <text:p text:style-name="gg">case 's':</text:p>
      <text:p text:style-name="gg">A-B;</text:p>
      <text:p text:style-name="gg">cout &lt;&lt;"(" &lt;&lt; A.getleft() &lt;&lt; "," &lt;&lt; A.getcentre() &lt;&lt; "," &lt;&lt; A.getright() &lt;&lt; ")" &lt;&lt; endl;</text:p>
      <text:p text:style-name="gg">break;</text:p>
      <text:p text:style-name="gg">case 'm':</text:p>
      <text:p text:style-name="gg">A*B;</text:p>
      <text:p text:style-name="gg">cout &lt;&lt;"(" &lt;&lt; A.getleft() &lt;&lt; "," &lt;&lt; A.getcentre() &lt;&lt; "," &lt;&lt; A.getright() &lt;&lt; ")" &lt;&lt; endl;</text:p>
      <text:p text:style-name="gg">break;</text:p>
      <text:p text:style-name="gg">case 'c':</text:p>
      <text:p text:style-name="gg">A&gt;B;</text:p>
      <text:p text:style-name="gg">break;</text:p>
      <text:p text:style-name="gg">case 'h':</text:p>
      <text:p text:style-name="gg">help();</text:p>
      <text:p text:style-name="gg">break;</text:p>
      <text:p text:style-name="gg">case 'e':</text:p>
      <text:p text:style-name="gg">return 0;</text:p>
      <text:p text:style-name="gg">break; </text:p>
      <text:p text:style-name="gg">}</text:p>
      <text:p text:style-name="gg">}</text:p>
      <text:p text:style-name="gg">return 0;</text:p>
      <text:p text:style-name="gg">}</text:p>
      <text:p text:style-name="P24"><text:span text:style-name="T2"/></text:p>
      <text:p text:style-name="P24"><text:span text:style-name="T2"/></text:p>
      <text:p text:style-name="P24"><text:span text:style-name="T2"/></text:p>
      <text:p text:style-name="P24"><text:span text:style-name="T2"/></text:p>
      <text:p text:style-name="P24"><text:span text:style-name="T2"/></text:p>
      <text:p text:style-name="P24"><text:soft-page-break/><text:span text:style-name="T2"/></text:p>
      <text:list xml:id="list194849253462932" text:continue-numbering="true" text:style-name="WWNum1">
        <text:list-item>
          <text:p text:style-name="P18"><text:s/>Выводы</text:p>
        </text:list-item>
      </text:list>
      <text:p text:style-name="P27"><text:span text:style-name="T12"><text:tab/>Самое главное, что необходимо помнить — перегрузка операторов, это всего лишь более удобный способ вызова функций, поэтому не стоит увлекаться перегрузкой операторов. Использовать её следует только тогда, когда это упростит написание кода. Но, не настолько, чтобы это затрудняло чтение. </text:span><text:span text:style-name="T13">Что касается литералов то они тоже значительно упрощают код,что и показал </text:span>Бьёрн Страуструп на конференции Going Native 2012.</text:p>
      <text:p text:style-name="P19"/>
      <text:p text:style-name="P20"><text:span text:style-name="T11">СПИСОК ЛИТЕРАТУРЫ</text:span></text:p>
      <text:p text:style-name="P21"><text:span text:style-name="T26">1. </text:span>Поль<text:span text:style-name="T25">зователские литералы С++11 URL : </text:span><text:a xlink:type="simple" xlink:href="https://habr.com/ru/post/140357/" text:style-name="Internet_20_link" text:visited-style-name="Visited_20_Internet_20_Link"><text:span text:style-name="T21">https://habr.com/ru/post/140357/</text:span></text:a></text:p>
      <text:p text:style-name="P21"><text:span text:style-name="T25">2.Перегрузка операторов в С++ URL : </text:span><text:a xlink:type="simple" xlink:href="https://habr.com/ru/post/132014/" text:style-name="Internet_20_link" text:visited-style-name="Visited_20_Internet_20_Link"><text:span text:style-name="T25">https://habr.com/ru/post/132014/</text:span></text:a><text:span text:style-name="T2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roid Sans Mono" svg:font-family="'Droid Sans Mono', monospace, monospace, 'Droid Sans Fallback'"/>
    <style:font-face style:name="Lohit Devanagari1" svg:font-family="'Lohit Devanagari'"/>
    <style:font-face style:name="Times New Roman2" svg:font-family="'Times New Roman'"/>
    <style:font-face style:name="Times New Roman1" svg:font-family="'Times New Roman'" style:font-family-generic="roman"/>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gg" style:family="paragraph" style:parent-style-name="Standard">
      <style:paragraph-properties fo:text-align="justify" style:justify-single-word="false"/>
      <style:text-properties style:font-name="Times New Roman1" fo:font-family="'Times New Roman'" style:font-family-generic="roman" fo:font-size="14pt" style:font-size-asian="14pt" style:font-size-complex="14pt"/>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style:use-window-font-color="true"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9T19:48:48.431827368</dc:date>
    <meta:editing-duration>PT36M17S</meta:editing-duration>
    <meta:editing-cycles>12</meta:editing-cycles>
    <meta:generator>LibreOffice/6.0.7.3$Linux_X86_64 LibreOffice_project/00m0$Build-3</meta:generator>
    <meta:document-statistic meta:table-count="0" meta:image-count="0" meta:object-count="0" meta:page-count="11" meta:paragraph-count="287" meta:word-count="1349" meta:character-count="7669" meta:non-whitespace-character-count="6561"/>
  </office:meta>
</office:document-meta>
</file>